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1.5" calcext:value-type="float">
            <text:p>11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4" calcext:value-type="float">
            <text:p>44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45" calcext:value-type="float">
            <text:p>45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1" calcext:value-type="float">
            <text:p>11</text:p>
          </table:table-cell>
          <table:table-cell table:style-name="ce7" table:formula="of:=SUM([.F7];[.I7];[.L7];[.O7];[.R7];[.U7];[.X7];[.AA7];[.AD7])" office:value-type="float" office:value="31.5" calcext:value-type="float">
            <text:p>31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1.5" calcext:value-type="float">
            <text:p>11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33" calcext:value-type="float">
            <text:p>3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8:37:05.4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08T18:37:43.952000000</dc:date>
    <meta:editing-cycles>47</meta:editing-cycles>
    <meta:editing-duration>PT3H45M32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